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C000000A87F1FAFFA04764FE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0.18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textarea-vertical-align="top"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1" style:family="paragraph">
      <style:text-properties fo:color="#eeeeee" fo:font-weight="bold" style:font-weight-asian="bold" style:font-weight-complex="bold"/>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style:text-properties fo:font-size="22pt" style:font-size-asian="22pt" style:font-size-complex="22pt"/>
    </style:style>
    <style:style style:name="P5" style:family="paragraph">
      <loext:graphic-properties draw:fill="none" draw:fill-color="#ffffff"/>
    </style:style>
    <style:style style:name="P6" style:family="paragraph">
      <loext:graphic-properties draw:fill-color="#ffffff"/>
      <style:text-properties fo:font-size="20pt"/>
    </style:style>
    <style:style style:name="T1" style:family="text">
      <style:text-properties fo:color="#eeeeee" fo:font-weight="bold" style:font-weight-asian="bold" style:font-weight-complex="bold"/>
    </style:style>
    <style:style style:name="T2" style:family="text">
      <style:text-properties fo:color="#ffffff" fo:font-size="32pt"/>
    </style:style>
    <style:style style:name="T3" style:family="text">
      <style:text-properties fo:font-size="32pt"/>
    </style:style>
    <style:style style:name="T4" style:family="text">
      <style:text-properties fo:font-size="22pt" style:font-size-asian="22pt" style:font-size-complex="2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Intro To Linux</presentation:footer-decl>
      <presentation:date-time-decl presentation:name="dtd1" presentation:source="current-date" style:data-style-name="D3"/>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506cm" svg:x="1.4cm" svg:y="0.837cm" presentation:class="title">
          <draw:text-box>
            <text:p><text:span text:style-name="T1">Intro to Linux</text:span></text:p>
          </draw:text-box>
        </draw:frame>
        <draw:frame presentation:style-name="pr2" draw:text-style-name="P2" draw:layer="layout" svg:width="25.199cm" svg:height="12.179cm" svg:x="1.4cm" svg:y="4.914cm" presentation:class="subtitle" presentation:user-transformed="true">
          <draw:text-box>
            <text:p><text:span text:style-name="T2">Instructors:</text:span></text:p>
            <text:p><text:span text:style-name="T2">Joshua Bruton</text:span></text:p>
            <text:p><text:span text:style-name="T2">Or Hanoch</text:span></text:p>
            <text:p><text:span text:style-name="T2">Devon Jarvis</text:span></text:p>
            <text:p><text:span text:style-name="T3">Nathan Michlio</text:span></text:p>
            <text:p><text:span text:style-name="T3">Meir Rosendorff</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Introduction To the Course</text:p>
          </draw:text-box>
        </draw:frame>
        <draw:frame presentation:style-name="pr5" draw:layer="layout" svg:width="25.199cm" svg:height="12.179cm" svg:x="1.4cm" svg:y="4.914cm" presentation:class="outline">
          <draw:text-box>
            <text:list text:style-name="L2">
              <text:list-item>
                <text:p xml:id="id1" text:id="id1">Who is this for?</text:p>
                <text:list>
                  <text:list-item>
                    <text:p xml:id="id2" text:id="id2">First Years looking to major in COMS until third year</text:p>
                  </text:list-item>
                  <text:list-item>
                    <text:p xml:id="id3" text:id="id3">Anyone who wants to get started with Linux!</text:p>
                  </text:list-item>
                </text:list>
              </text:list-item>
              <text:list-item>
                <text:p xml:id="id4" text:id="id4">When?</text:p>
                <text:list>
                  <text:list-item>
                    <text:p>asd</text:p>
                  </text:list-item>
                </text:list>
              </text:list-item>
              <text:list-item>
                <text:p>Our goal:</text:p>
                <text:list>
                  <text:list-item>
                    <text:p>To help COMS students in there studies by making there main environment – Linux – more familiar</text:p>
                  </text:list-item>
                  <text:list-item>
                    <text:p>Spread the Linux love to al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1" anim:sub-item="text" smil:attributeName="visibility" smil:to="visible"/>
                  <anim:transitionFilter smil:dur="0.5s" smil:targetElement="id1"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2" anim:sub-item="text" smil:attributeName="visibility" smil:to="visible"/>
                  <anim:transitionFilter smil:dur="0.5s" smil:targetElement="id2"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4" anim:sub-item="text" smil:attributeName="visibility" smil:to="visible"/>
                  <anim:transitionFilter smil:dur="0.5s" smil:targetElement="id4" anim:sub-item="text" smil:type="irisWipe" smil:subtype="rectangle" smil:direction="reverse"/>
                </anim:par>
              </anim:par>
            </anim:par>
          </anim:seq>
        </anim:par>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Chapters of the Course</text:p>
          </draw:text-box>
        </draw:frame>
        <draw:frame presentation:style-name="pr5" draw:text-style-name="P4" draw:layer="layout" svg:width="25.199cm" svg:height="12.179cm" svg:x="1.4cm" svg:y="4.914cm" presentation:class="outline">
          <draw:text-box>
            <text:list text:style-name="L2">
              <text:list-item>
                <text:p><text:span text:style-name="T4">Introduction</text:span></text:p>
              </text:list-item>
              <text:list-item>
                <text:p><text:span text:style-name="T4">What is Linux - basic history and theory</text:span></text:p>
              </text:list-item>
              <text:list-item>
                <text:p><text:span text:style-name="T4">Basic Commands</text:span></text:p>
              </text:list-item>
              <text:list-item>
                <text:p><text:span text:style-name="T4">The Linux File System</text:span></text:p>
              </text:list-item>
              <text:list-item>
                <text:p><text:span text:style-name="T4">Pipelines – not the ones from super mario!</text:span></text:p>
              </text:list-item>
              <text:list-item>
                <text:p><text:span text:style-name="T4">Sudo, make me a sandwich!</text:span></text:p>
              </text:list-item>
              <text:list-item>
                <text:p><text:span text:style-name="T4">Vim</text:span></text:p>
              </text:list-item>
              <text:list-item>
                <text:p><text:span text:style-name="T4">Important Files</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Chapters of the Course – Cont.</text:p>
          </draw:text-box>
        </draw:frame>
        <draw:frame presentation:style-name="pr5" draw:layer="layout" svg:width="25.199cm" svg:height="12.179cm" svg:x="1.4cm" svg:y="4.914cm" presentation:class="outline">
          <draw:text-box>
            <text:list text:style-name="L2">
              <text:list-item>
                <text:p><text:span text:style-name="T4">More Linux Commands</text:span></text:p>
              </text:list-item>
              <text:list-item>
                <text:p><text:span text:style-name="T4">Mounting</text:span></text:p>
              </text:list-item>
              <text:list-item>
                <text:p><text:span text:style-name="T4">Ssh and remote copy</text:span></text:p>
              </text:list-item>
              <text:list-item>
                <text:p><text:span text:style-name="T4">Tmux</text:span></text:p>
              </text:list-item>
              <text:list-item>
                <text:p><text:span text:style-name="T4">Bash scripts</text:span></text:p>
              </text:list-item>
              <text:list-item>
                <text:p><text:span text:style-name="T4">Git and Github</text:span></text:p>
              </text:list-item>
              <text:list-item>
                <text:p><text:span text:style-name="T4">Even More Linux commands!</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Learn How To Learn</text:p>
          </draw:text-box>
        </draw:frame>
        <draw:frame presentation:style-name="pr5" draw:layer="layout" svg:width="25.199cm" svg:height="12.179cm" svg:x="1.4cm" svg:y="4.914cm" presentation:class="outline">
          <draw:text-box>
            <text:list text:style-name="L2">
              <text:list-item>
                <text:p>Duckduckgo/Google and Stack Overflow are your best friends!</text:p>
              </text:list-item>
              <text:list-item>
                <text:p>The Linux community is awesome! Sign up for community forums!</text:p>
              </text:list-item>
              <text:list-item>
                <text:p>You and your classmates are now part of the Linux community now, that makes you awesome! Help each other!</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Other Learning Resources</text:p>
          </draw:text-box>
        </draw:frame>
        <draw:frame presentation:style-name="pr5" draw:layer="layout" svg:width="25.199cm" svg:height="12.179cm" svg:x="1.4cm" svg:y="4.914cm" presentation:class="outline">
          <draw:text-box>
            <text:list text:style-name="L2">
              <text:list-item>
                <text:p>Website with bash tutorial:</text:p>
                <text:list>
                  <text:list-item>
                    <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Formatting Linux</text:p>
          </draw:text-box>
        </draw:frame>
        <draw:frame presentation:style-name="pr5" draw:layer="layout" svg:width="25.199cm" svg:height="12.179cm" svg:x="1.4cm" svg:y="4.914cm" presentation:class="outline">
          <draw:text-box>
            <text:list text:style-name="L2">
              <text:list-item>
                <text:p>The Options:</text:p>
                <text:list>
                  <text:list-item>
                    <text:p>VirtualBox</text:p>
                  </text:list-item>
                  <text:list-item>
                    <text:p>Dual Boot</text:p>
                    <text:list>
                      <text:list-item>
                        <text:p>BIOS and UEFI</text:p>
                      </text:list-item>
                    </text:list>
                  </text:list-item>
                  <text:list-item>
                    <text:p><text:s/>Full Linux Format</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71cm" svg:y="4.454cm" presentation:class="title" presentation:user-transformed="true">
          <draw:text-box>
            <text:p>A LOT…</text:p>
          </draw:text-box>
        </draw:frame>
        <draw:frame presentation:style-name="pr4" draw:layer="layout" svg:width="25.199cm" svg:height="3.506cm" svg:x="1.471cm" svg:y="1.27cm" presentation:class="title" presentation:user-transformed="true">
          <draw:text-box>
            <text:p>Things Will Break...</text:p>
          </draw:text-box>
        </draw:frame>
        <draw:frame presentation:style-name="pr4" draw:layer="layout" svg:width="25.199cm" svg:height="3.506cm" svg:x="1.472cm" svg:y="12.254cm" presentation:class="title" presentation:user-transformed="true">
          <draw:text-box>
            <text:p>Its OK, Don’t Be Scared To Experiment – Thats How You Learn!</text:p>
          </draw:text-box>
        </draw:frame>
        <draw:frame presentation:style-name="pr4" draw:layer="layout" svg:width="25.199cm" svg:height="3.506cm" svg:x="1.472cm" svg:y="7.654cm" presentation:class="title" presentation:user-transformed="true">
          <draw:text-box>
            <text:p>We all broke our entire system multiple times</text:p>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What is Linux?<text:line-break/>Basic History and Theory</text:p>
          </draw:text-box>
        </draw:frame>
        <draw:frame presentation:style-name="pr5" draw:layer="layout" svg:width="25.199cm" svg:height="12.179cm" svg:x="1.4cm" svg:y="4.914cm" presentation:class="outline">
          <draw:text-box>
            <text:list text:style-name="L2">
              <text:list-item>
                <text:p>Unix</text:p>
                <text:list>
                  <text:list-item>
                    <text:p>Most popular OS from the 1970s</text:p>
                  </text:list-item>
                  <text:list-item>
                    <text:p>Used in research and universities</text:p>
                  </text:list-item>
                  <text:list-item>
                    <text:p>Expensive</text:p>
                  </text:list-item>
                </text:list>
              </text:list-item>
              <text:list-item>
                <text:p>GNU – GNU Not Unix</text:p>
                <text:list>
                  <text:list-item>
                    <text:p>Created By Richar Stallman</text:p>
                  </text:list-item>
                  <text:list-item>
                    <text:p>Advocates free software</text:p>
                  </text:list-item>
                  <text:list-item>
                    <text:p>Comprises most of the GNU\Linux operating system.</text:p>
                  </text:list-item>
                </text:list>
              </text:list-item>
              <text:list-item>
                <text:p>Then what is Linux?</text:p>
                <text:list>
                  <text:list-item>
                    <text:p>The operating system kernel</text:p>
                  </text:list-item>
                  <text:list-item>
                    <text:p>Made by Linus Torvalds in 1991</text:p>
                  </text:list-item>
                </text:list>
              </text:list-item>
              <text:list-item>
                <text:p>Open Source and GPL</text:p>
                <text:list>
                  <text:list-item>
                    <text:p>GPL – GNU Public License</text:p>
                  </text:list-item>
                </text:list>
              </text:list-item>
            </text:list>
          </draw:text-box>
        </draw:frame>
        <draw:frame draw:style-name="gr2" draw:text-style-name="P5" draw:layer="layout" svg:width="0.68cm" svg:height="0.962cm" svg:x="20.066cm" svg:y="16.764cm">
          <draw:text-box>
            <text:p><text:s/></text:p>
          </draw:text-box>
        </draw:frame>
        <presentation:notes draw:style-name="dp2">
          <draw:page-thumbnail draw:style-name="gr1" draw:layer="layout" svg:width="13.968cm" svg:height="10.476cm" svg:x="3.8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Linux Distributions (Distros)</text:p>
          </draw:text-box>
        </draw:frame>
        <draw:frame presentation:style-name="pr5" draw:layer="layout" svg:width="25.199cm" svg:height="12.179cm" svg:x="1.4cm" svg:y="4.914cm" presentation:class="outline">
          <draw:text-box>
            <text:list text:style-name="L2">
              <text:list-item>
                <text:p>What are Linux distros?</text:p>
                <text:list>
                  <text:list-item>
                    <text:p>Different “flavors” of linux, can be thought as packaging of a present.</text:p>
                  </text:list-item>
                  <text:list-item>
                    <text:p>Each distro picks and chooses its own features, such as:</text:p>
                    <text:list>
                      <text:list-item>
                        <text:p>Package Manager and file formats</text:p>
                      </text:list-item>
                      <text:list-item>
                        <text:p>Desktop environments</text:p>
                      </text:list-item>
                      <text:list-item>
                        <text:p>Default and pre-installed programs (web browsers, office suits, etc..)</text:p>
                      </text:list-item>
                      <text:list-item>
                        <text:p>Different file system structures and system files</text:p>
                        <text:list>
                          <text:list-item>
                            <text:p>For example:</text:p>
                            <text:list>
                              <text:list-item>
                                <text:p>In RedHat derivatives keep there network settings in /etc/sysconfig/network/network-scripts/</text:p>
                              </text:list-item>
                              <text:list-item>
                                <text:p>Debian derivative systems keep the network settings in /etc/network/interfaces</text:p>
                              </text:list-item>
                            </text:list>
                          </text:list-item>
                        </text:list>
                      </text:list-item>
                      <text:list-item>
                        <text:p>Driver support (easily seen with touchscreen support with ubuntu touch)</text:p>
                      </text:list-item>
                      <text:list-item>
                        <text:p>Other things</text:p>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The Linux Terminal / Bash / Shell</text:p>
          </draw:text-box>
        </draw:frame>
        <draw:frame presentation:style-name="pr5" draw:layer="layout" svg:width="25.199cm" svg:height="12.179cm" svg:x="1.4cm" svg:y="4.914cm" presentation:class="outline">
          <draw:text-box>
            <text:list text:style-name="L2">
              <text:list-item>
                <text:p>The Linux terminal</text:p>
                <text:list>
                  <text:list-item>
                    <text:p>The beautiful black screen where the magic happens</text:p>
                  </text:list-item>
                  <text:list-item>
                    <text:p>The interface is called a Shell</text:p>
                  </text:list-item>
                  <text:list-item>
                    <text:p>There are many interfaces, but the most common is called Bash</text:p>
                  </text:list-item>
                  <text:list-item>
                    <text:p>All commands performed in the terminal are shell commands, and in our case Bash commands!</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Basic Theory Tuts</text:p>
          </draw:text-box>
        </draw:frame>
        <draw:frame presentation:style-name="pr5" draw:layer="layout" svg:width="25.199cm" svg:height="12.179cm" svg:x="1.4cm" svg:y="4.914cm" presentation:class="outline">
          <draw:text-box>
            <text:list text:style-name="L2">
              <text:list-item>
                <text:p>Which file formats for installations do Redhat and its derivatives use?</text:p>
              </text:list-item>
              <text:list-item>
                <text:p>Which package manager does fedora use? Which did it use before that?</text:p>
              </text:list-item>
              <text:list-item>
                <text:p>Which distribution is Mint a derivative from? Which is Ubuntu a derivative from?</text:p>
              </text:list-item>
              <text:list-item>
                <text:p>What is the current desktop environment that ships with Ubuntu? What was it until Ubuntu 17.10?</text:p>
              </text:list-item>
              <text:list-item>
                <text:p>Which desktop environment is run on xubuntu? Kubuntu?</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Basic Bash Commands!</text:p>
          </draw:text-box>
        </draw:frame>
        <draw:frame presentation:style-name="pr5" draw:layer="layout" svg:width="25.199cm" svg:height="12.179cm" svg:x="1.4cm" svg:y="4.914cm" presentation:class="outline" presentation:user-transformed="true">
          <draw:text-box>
            <text:list text:style-name="L2">
              <text:list-item>
                <text:p><text:span text:style-name="T5">pwd</text:span><text:span text:style-name="T6"> – current working directory</text:span></text:p>
              </text:list-item>
              <text:list-item>
                <text:p><text:span text:style-name="T5">cd</text:span> – Change Directory</text:p>
                <text:list>
                  <text:list-item>
                    <text:p>Cd -</text:p>
                  </text:list-item>
                </text:list>
              </text:list-item>
              <text:list-item>
                <text:p><text:span text:style-name="T5">ls –</text:span> list files and directories in mentioned directory (defaults to current directory)</text:p>
                <text:list>
                  <text:list-item>
                    <text:p>ls -l (list files and directories in detailed format)</text:p>
                  </text:list-item>
                  <text:list-item>
                    <text:p>ls -a (list all files and directories, including hidden ones)</text:p>
                  </text:list-item>
                </text:list>
              </text:list-item>
              <text:list-item>
                <text:p><text:span text:style-name="T5">mkdir</text:span> – make directory</text:p>
              </text:list-item>
              <text:list-item>
                <text:p><text:span text:style-name="T5">mv</text:span> - move</text:p>
              </text:list-item>
              <text:list-item>
                <text:p><text:span text:style-name="T5">cp</text:span> - copy</text:p>
              </text:list-item>
              <text:list-item>
                <text:p><text:span text:style-name="T5">rm</text:span> - remove</text:p>
                <text:list>
                  <text:list-item>
                    <text:p>rm -r</text:p>
                  </text:list-item>
                </text:list>
              </text:list-item>
              <text:list-item>
                <text:p><text:span text:style-name="T5">cat</text:span><text:span text:style-name="T6"> – concatinate</text:span></text:p>
              </text:list-item>
              <text:list-item>
                <text:p><text:span text:style-name="T5">Touch</text:span><text:span text:style-name="T6"> – create a file</text:span></text:p>
              </text:list-item>
              <text:list-item>
                <text:p>Copy paste using shift! - ctrl+shift c = copy , ctrl+shift v = paste</text:p>
              </text:list-item>
              <text:list-item>
                <text:p>ctrl c – kill current running process , ctrl z – pause current running process</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Bash Commands Tut</text:p>
          </draw:text-box>
        </draw:frame>
        <draw:frame presentation:style-name="pr5" draw:layer="layout" svg:width="25.199cm" svg:height="12.179cm" svg:x="1.4cm" svg:y="4.914cm" presentation:class="outline">
          <draw:text-box>
            <text:list text:style-name="L2">
              <text:list-item>
                <text:p>Which directories are in your home directory?</text:p>
              </text:list-item>
              <text:list-item>
                <text:p>Search duckduckgo/google for how to list files and directories with human readable sizes (I.e 4.0K instead of 4096)</text:p>
              </text:list-item>
              <text:list-item>
                <text:p>Go to your desktop folder and create a directory called “ITL_Tut1”</text:p>
              </text:list-item>
              <text:list-item>
                <text:p>Go inside the directory you created and create a file “Linux_is_awesome”</text:p>
              </text:list-item>
              <text:list-item>
                <text:p>Change the name of the file to “Linux_rocks”</text:p>
              </text:list-item>
              <text:list-item>
                <text:p>Delete the file</text:p>
              </text:list-item>
              <text:list-item>
                <text:p>Go back a directory (back to Desktop) and copy the ITL_Tut1 directory to ITL_Tut1_old</text:p>
              </text:list-item>
              <text:list-item>
                <text:p>Delete ITL_Tut1_old</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The Linux File System</text:p>
          </draw:text-box>
        </draw:frame>
        <draw:frame presentation:style-name="pr5" draw:layer="layout" svg:width="25.199cm" svg:height="12.179cm" svg:x="1.4cm" svg:y="4.914cm" presentation:class="outline">
          <draw:text-box>
            <text:list text:style-name="L2">
              <text:list-item>
                <text:p>What is a file system?</text:p>
              </text:list-item>
              <text:list-item>
                <text:p>In Linux:</text:p>
                <text:list>
                  <text:list-item>
                    <text:p>Everything – including directories - is a file</text:p>
                  </text:list-item>
                  <text:list-item>
                    <text:p>/ - called the “root” directory – The root of the file system tree - This is the highest level directory</text:p>
                  </text:list-item>
                  <text:list-item>
                    <text:p>The directories in root:</text:p>
                    <text:list>
                      <text:list-item>
                        <text:p/>
                      </text:list-item>
                    </text:list>
                  </text:list-item>
                </text:list>
              </text:list-item>
            </text:list>
          </draw:text-box>
        </draw:frame>
        <presentation:notes draw:style-name="dp2">
          <draw:page-thumbnail draw:style-name="gr1" draw:layer="layout" svg:width="13.968cm" svg:height="10.476cm" svg:x="3.81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The Linux File System Cont.</text:p>
          </draw:text-box>
        </draw:frame>
        <draw:frame presentation:style-name="pr5" draw:layer="layout" svg:width="25.199cm" svg:height="12.179cm" svg:x="1.4cm" svg:y="4.914cm" presentation:class="outline">
          <draw:text-box>
            <text:list text:style-name="L2">
              <text:list-item>
                <text:p>Bin - </text:p>
              </text:list-item>
              <text:list-item>
                <text:p>Proc - </text:p>
              </text:list-item>
              <text:list-item>
                <text:p>Etc - </text:p>
              </text:list-item>
              <text:list-item>
                <text:p>Home – aka “~” -</text:p>
              </text:list-item>
              <text:list-item>
                <text:p><text:s/></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Linux File System Tut</text:p>
          </draw:text-box>
        </draw:frame>
        <draw:frame presentation:style-name="pr5" draw:layer="layout" svg:width="25.199cm" svg:height="12.179cm" svg:x="1.4cm" svg:y="4.914cm" presentation:class="outline" presentation:user-transformed="true">
          <draw:text-box>
            <text:list text:style-name="L2">
              <text:list-item>
                <text:p>Look around your file system – use cat to look at different files</text:p>
              </text:list-item>
              <text:list-item>
                <text:p>How much memory does your computer have?</text:p>
              </text:list-item>
              <text:list-item>
                <text:p>What cpu do you have?</text:p>
              </text:list-item>
              <text:list-item>
                <text:p>Which environment variables are predefined?</text:p>
              </text:list-item>
              <text:list-item>
                <text:p>Which partitions do you have on your hard drive?</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Pipelines<text:tab/></text:p>
          </draw:text-box>
        </draw:frame>
        <draw:frame presentation:style-name="pr5" draw:layer="layout" svg:width="25.199cm" svg:height="12.179cm" svg:x="1.4cm" svg:y="4.914cm" presentation:class="outline">
          <draw:text-box>
            <text:list text:style-name="L2">
              <text:list-item>
                <text:p>What are pipelines?</text:p>
                <text:list>
                  <text:list-item>
                    <text:p>Pipline - “|” - is a character for splitting between commands that are to be done sequentially</text:p>
                  </text:list-item>
                </text:list>
              </text:list-item>
              <text:list-item>
                <text:p>grep – useful bash command to combine with a pipeline</text:p>
                <text:list>
                  <text:list-item>
                    <text:p>Input: an output of a command to be displayed in the terminal</text:p>
                  </text:list-item>
                  <text:list-item>
                    <text:p>Output: Only the lines with the mentioned text in the grep command</text:p>
                  </text:list-item>
                  <text:list-item>
                    <text:p>Example: cat /etc/meminfo | grep memTotal</text:p>
                    <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6"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Pipeline Tut</text:p>
          </draw:text-box>
        </draw:frame>
        <draw:frame presentation:style-name="pr5" draw:layer="layout" svg:width="25.199cm" svg:height="12.179cm" svg:x="1.4cm" svg:y="4.914cm" presentation:class="outline">
          <draw:text-box>
            <text:list text:style-name="L2">
              <text:list-item>
                <text:p>Search duckduckgo/google for the command that prints out the current environment variables. Using grep find out what the environment variable SHELL is set to.</text:p>
              </text:list-item>
              <text:list-item>
                <text:p>lspci is a command that shows you the things currently using your computers pci lanes (we wont go into what these are). Using grep find out which nvidia processors are on the lab computers. Hint: grep -i makes the search case insensitive.</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Sudo Make Me A Sandwhich!</text:p>
          </draw:text-box>
        </draw:frame>
        <draw:frame presentation:style-name="pr5" draw:layer="layout" svg:width="25.199cm" svg:height="12.179cm" svg:x="1.4cm" svg:y="4.914cm" presentation:class="outline">
          <draw:text-box>
            <text:list text:style-name="L2">
              <text:list-item>
                <text:p>What is a super user?</text:p>
                <text:list>
                  <text:list-item>
                    <text:p>The basic super user in Linux is called “root”</text:p>
                  </text:list-item>
                  <text:list-item>
                    <text:p>A super user has unlimited permissions on the machine.</text:p>
                  </text:list-item>
                  <text:list-item>
                    <text:p>A super user can thus change system files and add, remove and edit system directories.</text:p>
                  </text:list-item>
                  <text:list-item>
                    <text:p>A super user can run all executables</text:p>
                  </text:list-item>
                </text:list>
              </text:list-item>
              <text:list-item>
                <text:p>Why am I not super?</text:p>
                <text:list>
                  <text:list-item>
                    <text:p>The operating system is fragile and very easy to break, avoiding using a super user can avoid making dangerous mistakes!</text:p>
                  </text:list-item>
                </text:list>
              </text:list-item>
              <text:list-item>
                <text:p>But what if I need to do some super stuff?</text:p>
                <text:list>
                  <text:list-item>
                    <text:p>sudo to the rescue!</text:p>
                  </text:list-item>
                  <text:list-item>
                    <text:p>sudo allows you to run commands you specify as a super user.</text:p>
                  </text:list-item>
                  <text:list-item>
                    <text:p>The privillage of using sudo powers are specified in the sudoers file. By default your user will have sudo privillages, but in the labs you don’t</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Sudo Tut</text:p>
          </draw:text-box>
        </draw:frame>
        <draw:frame presentation:style-name="pr5" draw:layer="layout" svg:width="25.199cm" svg:height="12.179cm" svg:x="1.4cm" svg:y="4.914cm" presentation:class="outline">
          <draw:text-box>
            <text:list text:style-name="L2">
              <text:list-item>
                <text:p>If you have your own laptop – try installing a program called “vim” using the command:<text:line-break/>apt-get install vim<text:line-break/>Now try using sudo to install it:<text:line-break/>sudo apt-get install vim</text:p>
              </text:list-item>
              <text:list-item>
                <text:p>While in the labs, as mentioned, you do not have sudo privillages. You can take some time to get to know xkcd though – enjoy!</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The vim Text Editor</text:p>
          </draw:text-box>
        </draw:frame>
        <draw:frame presentation:style-name="pr5" draw:layer="layout" svg:width="25.199cm" svg:height="12.179cm" svg:x="1.4cm" svg:y="4.914cm" presentation:class="outline">
          <draw:text-box>
            <text:list text:style-name="L2">
              <text:list-item>
                <text:p>Entering insert mode:</text:p>
                <text:list>
                  <text:list-item>
                    <text:p>a/i – append</text:p>
                  </text:list-item>
                  <text:list-item>
                    <text:p>Insert button</text:p>
                  </text:list-item>
                  <text:list-item>
                    <text:p>s – insert and delete character</text:p>
                  </text:list-item>
                </text:list>
              </text:list-item>
              <text:list-item>
                <text:p>Exit insert mode:</text:p>
                <text:list>
                  <text:list-item>
                    <text:p>Esc</text:p>
                  </text:list-item>
                </text:list>
              </text:list-item>
              <text:list-item>
                <text:p>While not in insert mode:</text:p>
                <text:list>
                  <text:list-item>
                    <text:p>:q – quit</text:p>
                  </text:list-item>
                  <text:list-item>
                    <text:p>:w – write/save</text:p>
                  </text:list-item>
                  <text:list-item>
                    <text:p>:wq – save and saving</text:p>
                  </text:list-item>
                  <text:list-item>
                    <text:p>:q! - exit w</text:p>
                  </text:list-item>
                  <text:list-item>
                    <text:p>Dd – delete line</text:p>
                  </text:list-item>
                  <text:list-item>
                    <text:p>/ - search</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The vim Text Editor <text:s/></text:p>
          </draw:text-box>
        </draw:frame>
        <draw:frame presentation:style-name="pr5" draw:layer="layout" svg:width="25.199cm" svg:height="12.179cm" svg:x="1.4cm" svg:y="4.914cm" presentation:class="outline">
          <draw:text-box>
            <text:list text:style-name="L2">
              <text:list-item>
                <text:p>Vim color codes keywords for different file formats, depending on the coding language.</text:p>
              </text:list-item>
              <text:list-item>
                <text:p>.swp files</text:p>
                <text:list>
                  <text:list-item>
                    <text:p>Automatically generated files for backing up your work</text:p>
                  </text:list-item>
                  <text:list-item>
                    <text:p>If vim isn’t exited properly, or a file is opened by more than one user at once, you will be prompted with options such as opening as recovering the file from the swap <text:s/>file or opening as read only.</text:p>
                  </text:list-item>
                  <text:list-item>
                    <text:p>The .swp file needs to be deleted in order for the prompt to stop opening when opening the fil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vim Tut</text:p>
          </draw:text-box>
        </draw:frame>
        <draw:frame presentation:style-name="pr5" draw:layer="layout" svg:width="25.199cm" svg:height="12.179cm" svg:x="1.4cm" svg:y="4.914cm" presentation:class="outline">
          <draw:text-box>
            <text:list text:style-name="L2">
              <text:list-item>
                <text:p>Create a file using vim called “This_is_fun”</text:p>
              </text:list-item>
              <text:list-item>
                <text:p>Enter insert mode and write text on multiple lines</text:p>
              </text:list-item>
              <text:list-item>
                <text:p>Search duckduckgo/google to find how to display line numbers</text:p>
              </text:list-item>
              <text:list-item>
                <text:p>(advanced) Search duckduckgo/google to find how to copy and paste in vim (Hint: copy=yank)</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Important (or at least useful) Files</text:p>
          </draw:text-box>
        </draw:frame>
        <draw:frame presentation:style-name="pr5" draw:layer="layout" svg:width="25.199cm" svg:height="12.179cm" svg:x="1.4cm" svg:y="4.914cm" presentation:class="outline">
          <draw:text-box>
            <text:list text:style-name="L2">
              <text:list-item>
                <text:p>~/.bashrc</text:p>
                <text:list>
                  <text:list-item>
                    <text:p>This file runs every time a new environment (terminal) is opened</text:p>
                  </text:list-item>
                  <text:list-item>
                    <text:p>Useful for creating aliases or running scripts automatically</text:p>
                  </text:list-item>
                </text:list>
              </text:list-item>
              <text:list-item>
                <text:p>/etc/environment</text:p>
                <text:list>
                  <text:list-item>
                    <text:p>Define environment variables for the system here</text:p>
                  </text:list-item>
                  <text:list-item>
                    <text:p>On your laptop this is where you will define your proxy variables</text:p>
                  </text:list-item>
                </text:list>
              </text:list-item>
              <text:list-item>
                <text:p>/etc/hosts</text:p>
                <text:list>
                  <text:list-item>
                    <text:p>This is where local conversion of ip addresses to human readable format is done</text:p>
                  </text:list-item>
                </text:list>
              </text:list-item>
              <text:list-item>
                <text:p>/etc/hostname</text:p>
                <text:list>
                  <text:list-item>
                    <text:p>This is where your computers hostname is set</text:p>
                  </text:list-item>
                </text:list>
              </text:list-item>
              <text:list-item>
                <text:p>/etc/sudoers</text:p>
                <text:list>
                  <text:list-item>
                    <text:p>This is where sudo permissions are give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Important Files Tut</text:p>
          </draw:text-box>
        </draw:frame>
        <draw:frame presentation:style-name="pr5" draw:layer="layout" svg:width="25.199cm" svg:height="12.179cm" svg:x="1.4cm" svg:y="4.914cm" presentation:class="outline">
          <draw:text-box>
            <text:list text:style-name="L2">
              <text:list-item>
                <text:p>Create an alias for “ls -l” as “ll”</text:p>
              </text:list-item>
              <text:list-item>
                <text:p>In the lab computers you don’t have sudo permissions, and thus can’t edit /etc/environment. Edit .bashrc instead and make it export the environment variables for the proxy automatically</text:p>
              </text:list-item>
              <text:list-item>
                <text:p>Search duckduckgo/google for the file that stores the history of your bash commands </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12C000000A87F1FAFFA04764FE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ZA" style:font-size-asian="14pt" style:language-asian="en" style:country-asian="ZA" style:font-size-complex="14pt" style:language-complex="en" style:country-complex="ZA"/>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2T19:22:53.164473314</meta:creation-date>
    <dc:date>2018-01-05T10:04:02.044249916</dc:date>
    <meta:editing-duration>PT18H35M6S</meta:editing-duration>
    <meta:editing-cycles>34</meta:editing-cycles>
    <meta:generator>LibreOffice/5.1.6.2$Linux_X86_64 LibreOffice_project/10m0$Build-2</meta:generator>
    <meta:document-statistic meta:object-count="128"/>
  </office:meta>
</office:document-meta>
</file>